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829cm"/>
    </style:style>
    <style:style style:name="co5" style:family="table-column">
      <style:table-column-properties fo:break-before="auto" style:column-width="2.743cm"/>
    </style:style>
    <style:style style:name="co6" style:family="table-column">
      <style:table-column-properties fo:break-before="auto" style:column-width="2.67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3.366cm"/>
    </style:style>
    <style:style style:name="co10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3"/>
    <style:style style:name="ce5" style:family="table-cell" style:parent-style-name="Default" style:data-style-name="N112"/>
    <style:style style:name="ce6" style:family="table-cell" style:parent-style-name="Default" style:data-style-name="N115"/>
    <style:style style:name="ce7" style:family="table-cell" style:parent-style-name="Default" style:data-style-name="N4"/>
    <style:style style:name="ce8" style:family="table-cell" style:parent-style-name="Default" style:data-style-name="N113"/>
    <style:style style:name="ce9" style:family="table-cell" style:parent-style-name="Default" style:data-style-name="N114"/>
  </office:automatic-styles>
  <office:body>
    <office:spreadsheet>
      <table:table table:name="Kerbol System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1" table:default-cell-style-name="ce8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1" table:default-cell-style-name="ce6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Sid. Day</text:p>
          </table:table-cell>
          <table:table-cell office:value-type="string" calcext:value-type="string">
            <text:p>Rot Angle</text:p>
          </table:table-cell>
          <table:table-cell office:value-type="string" calcext:value-type="string">
            <text:p>S.M.A.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Mean Anomaly</text:p>
          </table:table-cell>
          <table:table-cell office:value-type="string" calcext:value-type="string">
            <text:p>(Radians)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Arg of Peri.</text:p>
          </table:table-cell>
          <table:table-cell/>
          <table:table-cell office:value-type="string" calcext:value-type="string">
            <text:p>Orb. Period</text:p>
          </table:table-cell>
          <table:table-cell office:value-type="string" calcext:value-type="string">
            <text:p>SOI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.17233279483249E+018" calcext:value-type="float">
            <text:p>1.1723E+18</text:p>
          </table:table-cell>
          <table:table-cell office:value-type="float" office:value="261600000" calcext:value-type="float">
            <text:p>261,600,000</text:p>
          </table:table-cell>
          <table:table-cell office:value-type="float" office:value="432000" calcext:value-type="float">
            <text:p>432,000.00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ho</text:p>
          </table:table-cell>
          <table:table-cell office:value-type="float" office:value="168609378654.509" calcext:value-type="float">
            <text:p>1.6861E+11</text:p>
          </table:table-cell>
          <table:table-cell office:value-type="float" office:value="250000" calcext:value-type="float">
            <text:p>250,000</text:p>
          </table:table-cell>
          <table:table-cell office:value-type="float" office:value="1210000" calcext:value-type="float">
            <text:p>1,210,000.000</text:p>
          </table:table-cell>
          <table:table-cell table:style-name="ce6" office:value-type="float" office:value="190" calcext:value-type="float">
            <text:p>190.0</text:p>
          </table:table-cell>
          <table:table-cell office:value-type="float" office:value="5263138304" calcext:value-type="float">
            <text:p>5,263,138,304.00</text:p>
          </table:table-cell>
          <table:table-cell office:value-type="float" office:value="0.200000002980232" calcext:value-type="float">
            <text:p>0.200000</text:p>
          </table:table-cell>
          <table:table-cell office:value-type="float" office:value="7" calcext:value-type="float">
            <text:p>7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3])" office:value-type="float" office:value="3.14000010490418" calcext:value-type="float">
            <text:p>3.14000</text:p>
          </table:table-cell>
          <table:table-cell office:value-type="float" office:value="70" calcext:value-type="float">
            <text:p>70.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15754.21968432" calcext:value-type="float">
            <text:p>2,215,754.220</text:p>
          </table:table-cell>
          <table:table-cell office:value-type="float" office:value="9646663.02332811" calcext:value-type="float">
            <text:p>9,646,663.023</text:p>
          </table:table-cell>
          <table:table-cell/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8171730229210.87" calcext:value-type="float">
            <text:p>8.1717E+12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0500" calcext:value-type="float">
            <text:p>80,5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9832684544" calcext:value-type="float">
            <text:p>9,832,684,544.00</text:p>
          </table:table-cell>
          <table:table-cell office:value-type="float" office:value="0.00999999977648258" calcext:value-type="float">
            <text:p>0.010000</text:p>
          </table:table-cell>
          <table:table-cell office:value-type="float" office:value="2.09999990463257" calcext:value-type="float">
            <text:p>2.1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4])" office:value-type="float" office:value="3.14000010490418" calcext:value-type="float">
            <text:p>3.1400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57995.14648304" calcext:value-type="float">
            <text:p>5,657,995.146</text:p>
          </table:table-cell>
          <table:table-cell office:value-type="float" office:value="85109364.7382441" calcext:value-type="float">
            <text:p>85,109,364.738</text:p>
          </table:table-cell>
          <table:table-cell/>
        </table:table-row>
        <table:table-row table:style-name="ro1">
          <table:table-cell table:style-name="ce1" office:value-type="string" calcext:value-type="string">
            <text:p>Gilly</text:p>
          </table:table-cell>
          <table:table-cell office:value-type="float" office:value="8289449.81471635" calcext:value-type="float">
            <text:p>8.2894E+06</text:p>
          </table:table-cell>
          <table:table-cell office:value-type="float" office:value="13000" calcext:value-type="float">
            <text:p>13,000</text:p>
          </table:table-cell>
          <table:table-cell office:value-type="float" office:value="28255" calcext:value-type="float">
            <text:p>28,255.000</text:p>
          </table:table-cell>
          <table:table-cell table:style-name="ce6" office:value-type="float" office:value="5" calcext:value-type="float">
            <text:p>5.0</text:p>
          </table:table-cell>
          <table:table-cell office:value-type="float" office:value="31500000" calcext:value-type="float">
            <text:p>31,500,000.00</text:p>
          </table:table-cell>
          <table:table-cell office:value-type="float" office:value="0.550000011920929" calcext:value-type="float">
            <text:p>0.550000</text:p>
          </table:table-cell>
          <table:table-cell office:value-type="float" office:value="12" calcext:value-type="float">
            <text:p>12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I5])" office:value-type="float" office:value="0.899999976158143" calcext:value-type="float">
            <text:p>0.9000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8587.376847929" calcext:value-type="float">
            <text:p>388,587.377</text:p>
          </table:table-cell>
          <table:table-cell office:value-type="float" office:value="126123.271704568" calcext:value-type="float">
            <text:p>126,123.272</text:p>
          </table:table-cell>
          <table:table-cell/>
        </table:table-row>
        <table:table-row table:style-name="ro1">
          <table:table-cell office:value-type="string" calcext:value-type="string">
            <text:p>Kerbin</text:p>
          </table:table-cell>
          <table:table-cell office:value-type="float" office:value="3531600000000" calcext:value-type="float">
            <text:p>3.5316E+12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549.4251830898" calcext:value-type="float">
            <text:p>21,549.425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13599840256" calcext:value-type="float">
            <text:p>13,599,840,256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6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203544.61750141" calcext:value-type="float">
            <text:p>9,203,544.618</text:p>
          </table:table-cell>
          <table:table-cell office:value-type="float" office:value="84159286.4796305" calcext:value-type="float">
            <text:p>84,159,286.480</text:p>
          </table:table-cell>
          <table:table-cell/>
        </table:table-row>
        <table:table-row table:style-name="ro1">
          <table:table-cell table:style-name="ce1" office:value-type="string" calcext:value-type="string">
            <text:p>Mun</text:p>
          </table:table-cell>
          <table:table-cell office:value-type="float" office:value="65138397520.7807" calcext:value-type="float">
            <text:p>6.5138E+10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38984.376574476" calcext:value-type="float">
            <text:p>138,984.377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000000" calcext:value-type="float">
            <text:p>12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I7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984.376574476" calcext:value-type="float">
            <text:p>138,984.377</text:p>
          </table:table-cell>
          <table:table-cell office:value-type="float" office:value="2429559.11656475" calcext:value-type="float">
            <text:p>2,429,559.117</text:p>
          </table:table-cell>
          <table:table-cell/>
        </table:table-row>
        <table:table-row table:style-name="ro1">
          <table:table-cell table:style-name="ce1" office:value-type="string" calcext:value-type="string">
            <text:p>Minmus</text:p>
          </table:table-cell>
          <table:table-cell office:value-type="float" office:value="1765800026.31247" calcext:value-type="float">
            <text:p>1.7658E+09</text:p>
          </table:table-cell>
          <table:table-cell office:value-type="float" office:value="60000" calcext:value-type="float">
            <text:p>60,000</text:p>
          </table:table-cell>
          <table:table-cell office:value-type="float" office:value="40400" calcext:value-type="float">
            <text:p>40,400.000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47000000" calcext:value-type="float">
            <text:p>47,0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6" calcext:value-type="float">
            <text:p>6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I8])" office:value-type="float" office:value="0.899999976158143" calcext:value-type="float">
            <text:p>0.90000</text:p>
          </table:table-cell>
          <table:table-cell office:value-type="float" office:value="78" calcext:value-type="float">
            <text:p>78.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77310.52101881" calcext:value-type="float">
            <text:p>1,077,310.521</text:p>
          </table:table-cell>
          <table:table-cell office:value-type="float" office:value="2247428.3879023" calcext:value-type="float">
            <text:p>2,247,428.388</text:p>
          </table:table-cell>
          <table:table-cell/>
        </table:table-row>
        <table:table-row table:style-name="ro1">
          <table:table-cell office:value-type="string" calcext:value-type="string">
            <text:p>Duna</text:p>
          </table:table-cell>
          <table:table-cell office:value-type="float" office:value="301363211975.098" calcext:value-type="float">
            <text:p>3.0136E+11</text:p>
          </table:table-cell>
          <table:table-cell office:value-type="float" office:value="320000" calcext:value-type="float">
            <text:p>320,000</text:p>
          </table:table-cell>
          <table:table-cell office:value-type="float" office:value="65517.859375" calcext:value-type="float">
            <text:p>65,517.85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0726155264" calcext:value-type="float">
            <text:p>20,726,155,264.00</text:p>
          </table:table-cell>
          <table:table-cell office:value-type="float" office:value="0.0509999990463257" calcext:value-type="float">
            <text:p>0.051000</text:p>
          </table:table-cell>
          <table:table-cell office:value-type="float" office:value="0.0599999986588955" calcext:value-type="float">
            <text:p>0.06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9])" office:value-type="float" office:value="3.14000010490418" calcext:value-type="float">
            <text:p>3.14000</text:p>
          </table:table-cell>
          <table:table-cell office:value-type="float" office:value="135.5" calcext:value-type="float">
            <text:p>135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315400.1425698" calcext:value-type="float">
            <text:p>17,315,400.143</text:p>
          </table:table-cell>
          <table:table-cell office:value-type="float" office:value="47921949.369738" calcext:value-type="float">
            <text:p>47,921,949.370</text:p>
          </table:table-cell>
          <table:table-cell/>
        </table:table-row>
        <table:table-row table:style-name="ro1">
          <table:table-cell table:style-name="ce1" office:value-type="string" calcext:value-type="string">
            <text:p>Ike</text:p>
          </table:table-cell>
          <table:table-cell office:value-type="float" office:value="18568368573.144" calcext:value-type="float">
            <text:p>1.8568E+10</text:p>
          </table:table-cell>
          <table:table-cell office:value-type="float" office:value="130000" calcext:value-type="float">
            <text:p>130,000</text:p>
          </table:table-cell>
          <table:table-cell office:value-type="float" office:value="65517.8621348081" calcext:value-type="float">
            <text:p>65,517.862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3200000" calcext:value-type="float">
            <text:p>3,200,000.00</text:p>
          </table:table-cell>
          <table:table-cell office:value-type="float" office:value="0.0299999993294477" calcext:value-type="float">
            <text:p>0.030000</text:p>
          </table:table-cell>
          <table:table-cell office:value-type="float" office:value="0.200000002980232" calcext:value-type="float">
            <text:p>0.20000</text:p>
          </table:table-cell>
          <table:table-cell office:value-type="float" office:value="97.4028279043159" calcext:value-type="float">
            <text:p>97.40283</text:p>
          </table:table-cell>
          <table:table-cell table:formula="of:=RADIANS([.I10])" office:value-type="float" office:value="1.70000004768372" calcext:value-type="float">
            <text:p>1.70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517.8621348081" calcext:value-type="float">
            <text:p>65,517.862</text:p>
          </table:table-cell>
          <table:table-cell office:value-type="float" office:value="1049598.93931162" calcext:value-type="float">
            <text:p>1,049,598.939</text:p>
          </table:table-cell>
          <table:table-cell/>
        </table:table-row>
        <table:table-row table:style-name="ro1">
          <table:table-cell table:style-name="ce2" office:value-type="string" calcext:value-type="string">
            <text:p>Dres</text:p>
          </table:table-cell>
          <table:table-cell office:value-type="float" office:value="21484488600" calcext:value-type="float">
            <text:p>2.1484E+1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34800" calcext:value-type="float">
            <text:p>34,80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40839348203" calcext:value-type="float">
            <text:p>40,839,348,203.00</text:p>
          </table:table-cell>
          <table:table-cell office:value-type="float" office:value="0.145" calcext:value-type="float">
            <text:p>0.145000</text:p>
          </table:table-cell>
          <table:table-cell office:value-type="float" office:value="5" calcext:value-type="float">
            <text:p>5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11])" office:value-type="float" office:value="3.14000010490418" calcext:value-type="float">
            <text:p>3.14000</text:p>
          </table:table-cell>
          <table:table-cell office:value-type="float" office:value="280" calcext:value-type="float">
            <text:p>280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7893063.1385932" calcext:value-type="float">
            <text:p>47,893,063.139</text:p>
          </table:table-cell>
          <table:table-cell office:value-type="float" office:value="32832839.5767762" calcext:value-type="float">
            <text:p>32,832,839.577</text:p>
          </table:table-cell>
          <table:table-cell/>
        </table:table-row>
        <table:table-row table:style-name="ro1">
          <table:table-cell office:value-type="string" calcext:value-type="string">
            <text:p>Jool</text:p>
          </table:table-cell>
          <table:table-cell office:value-type="float" office:value="282528004209995" calcext:value-type="float">
            <text:p>2.8253E+14</text:p>
          </table:table-cell>
          <table:table-cell office:value-type="float" office:value="6000000" calcext:value-type="float">
            <text:p>6,000,000</text:p>
          </table:table-cell>
          <table:table-cell office:value-type="float" office:value="36000" calcext:value-type="float">
            <text:p>36,000.000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773560320" calcext:value-type="float">
            <text:p>68,773,560,320.00</text:p>
          </table:table-cell>
          <table:table-cell office:value-type="float" office:value="0.0500000007450581" calcext:value-type="float">
            <text:p>0.050000</text:p>
          </table:table-cell>
          <table:table-cell office:value-type="float" office:value="1.30400002002716" calcext:value-type="float">
            <text:p>1.30400</text:p>
          </table:table-cell>
          <table:table-cell office:value-type="float" office:value="5.72957803668559" calcext:value-type="float">
            <text:p>5.72958</text:p>
          </table:table-cell>
          <table:table-cell table:formula="of:=RADIANS([.I12])" office:value-type="float" office:value="0.100000001490116" calcext:value-type="float">
            <text:p>0.1000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661432.107989" calcext:value-type="float">
            <text:p>104,661,432.108</text:p>
          </table:table-cell>
          <table:table-cell office:value-type="float" office:value="2455985185.42347" calcext:value-type="float">
            <text:p>2,455,985,185.423</text:p>
          </table:table-cell>
          <table:table-cell/>
        </table:table-row>
        <table:table-row table:style-name="ro1">
          <table:table-cell table:style-name="ce1" office:value-type="string" calcext:value-type="string">
            <text:p>Laythe</text:p>
          </table:table-cell>
          <table:table-cell office:value-type="float" office:value="1962000029236.08" calcext:value-type="float">
            <text:p>1.9620E+12</text:p>
          </table:table-cell>
          <table:table-cell office:value-type="float" office:value="500000" calcext:value-type="float">
            <text:p>500,000</text:p>
          </table:table-cell>
          <table:table-cell office:value-type="float" office:value="52980.8790593796" calcext:value-type="float">
            <text:p>52,980.879</text:p>
          </table:table-cell>
          <table:table-cell table:style-name="ce6" office:value-type="float" office:value="90" calcext:value-type="float">
            <text:p>90.0</text:p>
          </table:table-cell>
          <table:table-cell office:value-type="float" office:value="27184000" calcext:value-type="float">
            <text:p>27,184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13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980.8790593796" calcext:value-type="float">
            <text:p>52,980.879</text:p>
          </table:table-cell>
          <table:table-cell office:value-type="float" office:value="3723645.81113302" calcext:value-type="float">
            <text:p>3,723,645.811</text:p>
          </table:table-cell>
          <table:table-cell/>
        </table:table-row>
        <table:table-row table:style-name="ro1">
          <table:table-cell table:style-name="ce1" office:value-type="string" calcext:value-type="string">
            <text:p>Vall</text:p>
          </table:table-cell>
          <table:table-cell office:value-type="float" office:value="207481499473.751" calcext:value-type="float">
            <text:p>2.0748E+11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05962.088893924" calcext:value-type="float">
            <text:p>105,962.089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43152000" calcext:value-type="float">
            <text:p>43,152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I14])" office:value-type="float" office:value="0.899999976158143" calcext:value-type="float">
            <text:p>0.90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5962.088893924" calcext:value-type="float">
            <text:p>105,962.089</text:p>
          </table:table-cell>
          <table:table-cell office:value-type="float" office:value="2406401.44479404" calcext:value-type="float">
            <text:p>2,406,401.445</text:p>
          </table:table-cell>
          <table:table-cell/>
        </table:table-row>
        <table:table-row table:style-name="ro1">
          <table:table-cell table:style-name="ce1" office:value-type="string" calcext:value-type="string">
            <text:p>Tylo</text:p>
          </table:table-cell>
          <table:table-cell office:value-type="float" office:value="2825280042099.95" calcext:value-type="float">
            <text:p>2.8253E+12</text:p>
          </table:table-cell>
          <table:table-cell office:value-type="float" office:value="600000" calcext:value-type="float">
            <text:p>600,000</text:p>
          </table:table-cell>
          <table:table-cell office:value-type="float" office:value="211926.35802123" calcext:value-type="float">
            <text:p>211,926.358</text:p>
          </table:table-cell>
          <table:table-cell table:style-name="ce6" office:value-type="float" office:value="0" calcext:value-type="float">
            <text:p>0.0</text:p>
          </table:table-cell>
          <table:table-cell office:value-type="float" office:value="68500000" calcext:value-type="float">
            <text:p>68,500,000.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5000000372529" calcext:value-type="float">
            <text:p>0.025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15])" office:value-type="float" office:value="3.14000010490418" calcext:value-type="float">
            <text:p>3.1400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1926.35802123" calcext:value-type="float">
            <text:p>211,926.358</text:p>
          </table:table-cell>
          <table:table-cell office:value-type="float" office:value="10856518.3683586" calcext:value-type="float">
            <text:p>10,856,518.368</text:p>
          </table:table-cell>
          <table:table-cell/>
        </table:table-row>
        <table:table-row table:style-name="ro1">
          <table:table-cell table:style-name="ce1" office:value-type="string" calcext:value-type="string">
            <text:p>Bop</text:p>
          </table:table-cell>
          <table:table-cell office:value-type="float" office:value="2486834944.41491" calcext:value-type="float">
            <text:p>2.4868E+09</text:p>
          </table:table-cell>
          <table:table-cell office:value-type="float" office:value="65000" calcext:value-type="float">
            <text:p>65,000</text:p>
          </table:table-cell>
          <table:table-cell office:value-type="float" office:value="544507.428516654" calcext:value-type="float">
            <text:p>544,507.429</text:p>
          </table:table-cell>
          <table:table-cell table:style-name="ce6" office:value-type="float" office:value="230" calcext:value-type="float">
            <text:p>230.0</text:p>
          </table:table-cell>
          <table:table-cell office:value-type="float" office:value="128500000" calcext:value-type="float">
            <text:p>128,500,000.00</text:p>
          </table:table-cell>
          <table:table-cell office:value-type="float" office:value="0.234999999403954" calcext:value-type="float">
            <text:p>0.235000</text:p>
          </table:table-cell>
          <table:table-cell office:value-type="float" office:value="15" calcext:value-type="float">
            <text:p>15.00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I16])" office:value-type="float" office:value="0.899999976158143" calcext:value-type="float">
            <text:p>0.90000</text:p>
          </table:table-cell>
          <table:table-cell office:value-type="float" office:value="10" calcext:value-type="float">
            <text:p>10.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44507.428516654" calcext:value-type="float">
            <text:p>544,507.429</text:p>
          </table:table-cell>
          <table:table-cell office:value-type="float" office:value="1221060.86284253" calcext:value-type="float">
            <text:p>1,221,060.863</text:p>
          </table:table-cell>
          <table:table-cell/>
        </table:table-row>
        <table:table-row table:style-name="ro1">
          <table:table-cell table:style-name="ce1" office:value-type="string" calcext:value-type="string">
            <text:p>Pol</text:p>
          </table:table-cell>
          <table:table-cell office:value-type="float" office:value="721702080" calcext:value-type="float">
            <text:p>7.2170E+08</text:p>
          </table:table-cell>
          <table:table-cell office:value-type="float" office:value="44000" calcext:value-type="float">
            <text:p>44,000</text:p>
          </table:table-cell>
          <table:table-cell office:value-type="float" office:value="901902.623531173" calcext:value-type="float">
            <text:p>901,902.624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179890000" calcext:value-type="float">
            <text:p>179,890,000.00</text:p>
          </table:table-cell>
          <table:table-cell office:value-type="float" office:value="0.17085" calcext:value-type="float">
            <text:p>0.170850</text:p>
          </table:table-cell>
          <table:table-cell office:value-type="float" office:value="4.25" calcext:value-type="float">
            <text:p>4.25000</text:p>
          </table:table-cell>
          <table:table-cell office:value-type="float" office:value="51.5662001957363" calcext:value-type="float">
            <text:p>51.56620</text:p>
          </table:table-cell>
          <table:table-cell table:formula="of:=RADIANS([.I17])" office:value-type="float" office:value="0.899999976158143" calcext:value-type="float">
            <text:p>0.90000</text:p>
          </table:table-cell>
          <table:table-cell office:value-type="float" office:value="2" calcext:value-type="float">
            <text:p>2.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901902.623531173" calcext:value-type="float">
            <text:p>901,902.624</text:p>
          </table:table-cell>
          <table:table-cell office:value-type="float" office:value="1042138.89230178" calcext:value-type="float">
            <text:p>1,042,138.892</text:p>
          </table:table-cell>
          <table:table-cell/>
        </table:table-row>
        <table:table-row table:style-name="ro1">
          <table:table-cell office:value-type="string" calcext:value-type="string">
            <text:p>Eeloo</text:p>
          </table:table-cell>
          <table:table-cell office:value-type="float" office:value="74410814527.0496" calcext:value-type="float">
            <text:p>7.4411E+10</text:p>
          </table:table-cell>
          <table:table-cell office:value-type="float" office:value="210000" calcext:value-type="float">
            <text:p>210,000</text:p>
          </table:table-cell>
          <table:table-cell office:value-type="float" office:value="19460" calcext:value-type="float">
            <text:p>19,460.000</text:p>
          </table:table-cell>
          <table:table-cell table:style-name="ce6" office:value-type="float" office:value="25" calcext:value-type="float">
            <text:p>25.0</text:p>
          </table:table-cell>
          <table:table-cell office:value-type="float" office:value="90118820000" calcext:value-type="float">
            <text:p>90,118,820,000.00</text:p>
          </table:table-cell>
          <table:table-cell office:value-type="float" office:value="0.26" calcext:value-type="float">
            <text:p>0.260000</text:p>
          </table:table-cell>
          <table:table-cell office:value-type="float" office:value="6.15" calcext:value-type="float">
            <text:p>6.15000</text:p>
          </table:table-cell>
          <table:table-cell office:value-type="float" office:value="179.908753681645" calcext:value-type="float">
            <text:p>179.90875</text:p>
          </table:table-cell>
          <table:table-cell table:formula="of:=RADIANS([.I18])" office:value-type="float" office:value="3.14000010490418" calcext:value-type="float">
            <text:p>3.14000</text:p>
          </table:table-cell>
          <table:table-cell office:value-type="float" office:value="50" calcext:value-type="float">
            <text:p>50.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6992048.397359" calcext:value-type="float">
            <text:p>156,992,048.397</text:p>
          </table:table-cell>
          <table:table-cell office:value-type="float" office:value="119082941.647812" calcext:value-type="float">
            <text:p>119,082,941.648</text:p>
          </table:table-cell>
          <table:table-cell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9T11:26:36.462000000</dc:date>
    <meta:editing-duration>PT1H25M36S</meta:editing-duration>
    <meta:editing-cycles>12</meta:editing-cycles>
    <meta:generator>LibreOffice/7.4.2.3$Windows_X86_64 LibreOffice_project/382eef1f22670f7f4118c8c2dd222ec7ad009daf</meta:generator>
    <meta:document-statistic meta:table-count="1" meta:cell-count="243" meta:object-count="0"/>
  </office:meta>
</office:document-meta>
</file>